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36cm" fo:min-width="4.962cm" fo:wrap-option="wrap"/>
      <style:paragraph-properties style:writing-mode="lr-tb"/>
    </style:style>
    <style:style style:name="gr2" style:family="graphic" style:parent-style-name="standard">
      <style:graphic-properties draw:fill="solid" draw:fill-color="#ff7b59" draw:textarea-horizontal-align="justify" draw:textarea-vertical-align="middle" draw:auto-grow-height="false" fo:min-height="1.199cm" fo:min-width="3.039cm" fo:wrap-option="wrap"/>
      <style:paragraph-properties style:writing-mode="lr-tb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92cm" fo:min-width="2.717cm" fo:wrap-option="wrap"/>
      <style:paragraph-properties style:writing-mode="lr-tb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standard">
      <style:graphic-properties draw:fill="solid" draw:fill-color="#ff7b59" draw:textarea-horizontal-align="justify" draw:textarea-vertical-align="middle" draw:auto-grow-height="false" fo:min-height="1.199cm" fo:min-width="3.039cm"/>
      <style:paragraph-properties style:writing-mode="lr-tb"/>
    </style:style>
    <style:style style:name="gr7" style:family="graphic" style:parent-style-name="objectwithoutfill">
      <style:graphic-properties draw:marker-end="Linienspitzen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54cm" fo:min-width="3.771cm" fo:wrap-option="wrap"/>
      <style:paragraph-properties style:writing-mode="lr-tb"/>
    </style:style>
    <style:style style:name="gr9" style:family="graphic" style:parent-style-name="standard">
      <style:graphic-properties draw:fill="solid" draw:fill-color="#ff7b59" draw:textarea-horizontal-align="justify" draw:textarea-vertical-align="middle" draw:auto-grow-height="false" fo:min-height="1.2cm" fo:min-width="3.03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37cm" fo:min-width="4.659cm" fo:wrap-option="wrap"/>
      <style:paragraph-properties style:writing-mode="lr-tb"/>
    </style:style>
    <style:style style:name="gr11" style:family="graphic" style:parent-style-name="objectwithoutfill">
      <style:graphic-properties draw:marker-end="Linienspitzen_20_5" draw:marker-end-width="0.3cm" draw:fill="none" draw:textarea-vertical-align="middle"/>
    </style:style>
    <style:style style:name="gr12" style:family="graphic" style:parent-style-name="objectwithoutfill">
      <style:graphic-properties draw:marker-end="Linienspitzen_20_6" draw:marker-end-width="0.3cm" draw:fill="none" draw:textarea-vertical-align="middle"/>
    </style:style>
    <style:style style:name="gr13" style:family="graphic" style:parent-style-name="objectwithoutfill">
      <style:graphic-properties draw:marker-end="Linienspitzen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5cm" fo:min-width="2.29cm" fo:wrap-option="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36cm" fo:min-width="3.322cm" fo:wrap-option="wrap"/>
      <style:paragraph-properties style:writing-mode="lr-tb"/>
    </style:style>
    <style:style style:name="gr16" style:family="graphic" style:parent-style-name="objectwithoutfill">
      <style:graphic-properties draw:marker-end="Linienspitzen_20_8" draw:marker-end-width="0.3cm" draw:fill="none" draw:textarea-vertical-align="middle"/>
    </style:style>
    <style:style style:name="gr17" style:family="graphic" style:parent-style-name="objectwithoutfill">
      <style:graphic-properties draw:marker-end="Linienspitzen_20_9" draw:marker-end-width="0.3cm" draw:fill="none" draw:textarea-vertical-align="middle"/>
    </style:style>
    <style:style style:name="gr18" style:family="graphic" style:parent-style-name="objectwithoutfill">
      <style:graphic-properties draw:marker-end="Linienspitzen_20_10" draw:marker-end-width="0.3cm" draw:fill="none" draw:textarea-vertical-align="middle"/>
    </style:style>
    <style:style style:name="gr19" style:family="graphic" style:parent-style-name="objectwithoutfill">
      <style:graphic-properties draw:marker-end="Linienspitzen_20_11" draw:marker-end-width="0.3cm" draw:fill="none" draw:textarea-vertical-align="middle"/>
    </style:style>
    <style:style style:name="gr20" style:family="graphic" style:parent-style-name="objectwithoutfill">
      <style:graphic-properties draw:marker-end="Linienspitzen_20_1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 draw:fill-color="#ff7b59"/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controls" svg:width="5.462cm" svg:height="1.786cm" svg:x="3.277cm" svg:y="6.649cm">
          <text:p text:style-name="P1"><text:span text:style-name="T1">Switch on analog electronics;</text:span></text:p>
          <text:p text:style-name="P1"><text:span text:style-name="T1">Status “analog on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xml:id="id1" draw:id="id1" draw:layer="controls" svg:width="3.821cm" svg:height="1.563cm" svg:x="4.098cm" svg:y="4.45cm">
          <text:p text:style-name="P1">1 sec is ov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controls" svg:x1="6.008cm" svg:y1="6.013cm" svg:x2="6.008cm" svg:y2="6.649cm" draw:start-shape="id1" draw:start-glue-point="6" draw:end-shape="id2" draw:end-glue-point="4" svg:d="M6008 6013v636" svg:viewBox="0 0 1 637">
          <text:p/>
        </draw:connector>
        <draw:custom-shape draw:style-name="gr4" draw:text-style-name="P1" xml:id="id3" draw:id="id3" draw:layer="layout" svg:width="3.217cm" svg:height="1.242cm" svg:x="4.4cm" svg:y="2.299cm">
          <text:p text:style-name="P1">Status measurement</text:p>
          <text:p text:style-name="P1"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3" xml:id="id12" draw:id="id12" draw:layer="layout" svg:x1="6.009cm" svg:y1="3.541cm" svg:x2="6.008cm" svg:y2="4.45cm" draw:start-shape="id3" draw:start-glue-point="6" draw:end-shape="id1" draw:end-glue-point="4" svg:d="M6009 3541v455h-1v454" svg:viewBox="0 0 2 910">
          <text:p/>
        </draw:connector>
        <draw:custom-shape draw:style-name="gr6" draw:text-style-name="P2" xml:id="id4" draw:id="id4" draw:layer="layout" svg:width="3.821cm" svg:height="1.563cm" svg:x="4.098cm" svg:y="9.073cm">
          <text:p text:style-name="P1"><text:span text:style-name="T1">100 msec is ove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6.008cm" svg:y1="8.435cm" svg:x2="6.008cm" svg:y2="9.073cm" draw:start-shape="id2" draw:start-glue-point="6" draw:end-shape="id4" draw:end-glue-point="4" svg:d="M6008 8435v638" svg:viewBox="0 0 1 639">
          <text:p/>
        </draw:connector>
        <draw:custom-shape draw:style-name="gr8" draw:text-style-name="P1" xml:id="id7" draw:id="id7" draw:layer="layout" svg:width="4.271cm" svg:height="2.204cm" svg:x="3.873cm" svg:y="16.206cm">
          <text:p text:style-name="P1"><text:span text:style-name="T1">Start the measurement ;</text:span></text:p>
          <text:p text:style-name="P1"><text:span text:style-name="T1">Status “measurement_on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2" xml:id="id6" draw:id="id6" draw:layer="layout" svg:width="3.821cm" svg:height="1.564cm" svg:x="4.098cm" svg:y="13.694cm">
          <text:p text:style-name="P1"><text:span text:style-name="T1">100 msec is ove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xml:id="id5" draw:id="id5" draw:layer="layout" svg:width="5.159cm" svg:height="1.787cm" svg:x="3.429cm" svg:y="11.272cm">
          <text:p text:style-name="P1"><text:span text:style-name="T1">Switch on analog electronics ;</text:span></text:p>
          <text:p text:style-name="P1"><text:span text:style-name="T1">Status “analog on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1" draw:text-style-name="P3" draw:layer="layout" svg:x1="6.008cm" svg:y1="10.636cm" svg:x2="6.009cm" svg:y2="11.272cm" draw:start-shape="id4" draw:start-glue-point="6" draw:end-shape="id5" draw:end-glue-point="4" svg:d="M6008 10636v318h1v318" svg:viewBox="0 0 2 637">
          <text:p/>
        </draw:connector>
        <draw:connector draw:style-name="gr12" draw:text-style-name="P3" draw:layer="layout" svg:x1="6.009cm" svg:y1="13.059cm" svg:x2="6.008cm" svg:y2="13.694cm" draw:start-shape="id5" draw:start-glue-point="6" draw:end-shape="id6" draw:end-glue-point="4" svg:d="M6009 13059v318h-1v317" svg:viewBox="0 0 2 636">
          <text:p/>
        </draw:connector>
        <draw:connector draw:style-name="gr13" draw:text-style-name="P3" draw:layer="layout" svg:x1="6.008cm" svg:y1="15.258cm" svg:x2="6.009cm" svg:y2="16.206cm" draw:start-shape="id6" draw:start-glue-point="6" draw:end-shape="id7" draw:end-glue-point="4" svg:d="M6008 15258v475h1v473" svg:viewBox="0 0 2 949">
          <text:p/>
        </draw:connector>
        <draw:custom-shape draw:style-name="gr14" draw:text-style-name="P4" xml:id="id9" draw:id="id9" draw:layer="layout" svg:width="5.578cm" svg:height="2.749cm" svg:x="3.219cm" svg:y="21.394cm">
          <text:p text:style-name="P4"><text:span text:style-name="T2">Measurement</text:span><text:span text:style-name="T3"> <text:s/>ready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5" draw:text-style-name="P1" xml:id="id10" draw:id="id10" draw:layer="layout" svg:width="3.822cm" svg:height="1.786cm" svg:x="4.097cm" svg:y="25.139cm">
          <text:p text:style-name="P1"><text:span text:style-name="T1">Calculate result ;</text:span></text:p>
          <text:p text:style-name="P1"><text:span text:style-name="T1">Write to result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8" draw:id="id8" draw:layer="layout" svg:width="3.821cm" svg:height="1.564cm" svg:x="4.098cm" svg:y="19.101cm">
          <text:p text:style-name="P1"><text:span text:style-name="T1">100 msec is over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3" xml:id="id11" draw:id="id11" draw:layer="layout" svg:x1="6.009cm" svg:y1="18.41cm" svg:x2="6.008cm" svg:y2="19.101cm" draw:start-shape="id7" draw:start-glue-point="6" draw:end-shape="id8" draw:end-glue-point="4" svg:d="M6009 18410v346h-1v345" svg:viewBox="0 0 2 692">
          <text:p/>
        </draw:connector>
        <draw:connector draw:style-name="gr17" draw:text-style-name="P3" draw:layer="layout" svg:x1="6.008cm" svg:y1="20.665cm" svg:x2="6.008cm" svg:y2="21.394cm" draw:start-shape="id8" draw:start-glue-point="6" draw:end-shape="id9" draw:end-glue-point="4" svg:d="M6008 20665v729" svg:viewBox="0 0 1 730">
          <text:p/>
        </draw:connector>
        <draw:connector draw:style-name="gr18" draw:text-style-name="P3" draw:layer="layout" svg:x1="6.008cm" svg:y1="24.143cm" svg:x2="6.008cm" svg:y2="25.139cm" draw:start-shape="id9" draw:start-glue-point="6" draw:end-shape="id10" draw:end-glue-point="4" svg:d="M6008 24143v996" svg:viewBox="0 0 1 997">
          <text:p/>
        </draw:connector>
        <draw:connector draw:style-name="gr19" draw:text-style-name="P3" draw:layer="layout" svg:x1="8.797cm" svg:y1="22.769cm" svg:x2="6.008cm" svg:y2="18.756cm" draw:start-shape="id9" draw:start-glue-point="7" draw:end-shape="id11" draw:end-glue-point="0" svg:d="M8797 22769h502v-4013h-3291" svg:viewBox="0 0 3292 4014">
          <text:p/>
        </draw:connector>
        <draw:connector draw:style-name="gr20" draw:text-style-name="P3" draw:layer="layout" draw:line-skew="0cm -0.812cm" svg:x1="6.008cm" svg:y1="26.925cm" svg:x2="6.008cm" svg:y2="3.996cm" draw:start-shape="id10" draw:start-glue-point="6" draw:end-shape="id12" draw:end-glue-point="0" svg:d="M6008 26925v501h-3224v-23430h3224" svg:viewBox="0 0 3225 2343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as Blum</meta:initial-creator>
    <meta:creation-date>2020-09-01T19:59:19.121000000</meta:creation-date>
    <dc:date>2020-09-02T20:44:53.097000000</dc:date>
    <dc:creator>Andreas Blum</dc:creator>
    <meta:editing-duration>PT1H10M</meta:editing-duration>
    <meta:editing-cycles>8</meta:editing-cycles>
    <meta:generator>LibreOffice/7.0.0.3$Windows_X86_64 LibreOffice_project/8061b3e9204bef6b321a21033174034a5e2ea88e</meta:generator>
    <meta:document-statistic meta:object-count="21"/>
  </office:meta>
</office:document-meta>
</file>